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9.656cm"/>
    </style:style>
    <style:style style:name="gr2" style:family="graphic" style:parent-style-name="standard">
      <style:graphic-properties draw:stroke="none" svg:stroke-color="#000000" draw:fill="none" draw:fill-color="#ffffff" fo:min-height="3.56cm"/>
    </style:style>
    <style:style style:name="gr3" style:family="graphic" style:parent-style-name="standard">
      <style:graphic-properties draw:stroke="solid" svg:stroke-color="#000000" draw:fill="none" draw:fill-color="#ffffff" fo:min-height="1.90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117cm"/>
    </style:style>
    <style:style style:name="gr6" style:family="graphic" style:parent-style-name="standard">
      <style:graphic-properties draw:stroke="none" svg:stroke-color="#000000" draw:fill="none" draw:fill-color="#ffffff" fo:min-height="1.775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stroke="none" svg:stroke-color="#000000" draw:fill="none" draw:fill-color="#ffffff" fo:min-height="0.893cm"/>
    </style:style>
    <style:style style:name="gr9" style:family="graphic" style:parent-style-name="standard">
      <style:graphic-properties draw:stroke="none" svg:stroke-color="#000000" draw:fill="none" draw:fill-color="#ffffff" fo:min-height="1.116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="none" draw:fill-color="#ffffff"/>
      <style:paragraph-properties fo:text-align="center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985cm" svg:height="9.906cm" svg:x="4.937cm" svg:y="4.048cm">
          <draw:text-box>
            <text:p>Data flow for the </text:p>
            <text:p>capinout program.</text:p>
          </draw:text-box>
        </draw:frame>
      </draw:page>
      <draw:page draw:name="page2" draw:style-name="dp1" draw:master-page-name="Default">
        <draw:frame draw:style-name="gr2" draw:text-style-name="P1" draw:layer="layout" svg:width="10.795cm" svg:height="3.81cm" svg:x="6.334cm" svg:y="8.493cm">
          <draw:text-box>
            <text:p>echo hi <text:s text:c="5"/>| <text:s text:c="6"/><text:s text:c="3"/>t.py <text:s text:c="8"/></text:p>
          </draw:text-box>
        </draw:frame>
        <draw:frame draw:style-name="gr3" draw:text-style-name="P3" draw:layer="layout" svg:width="13.589cm" svg:height="2.159cm" svg:x="5.826cm" svg:y="2.255cm">
          <draw:text-box>
            <text:p text:style-name="P2">mycap</text:p>
          </draw:text-box>
        </draw:frame>
        <draw:line draw:style-name="gr4" draw:text-style-name="P4" draw:layer="layout" svg:x1="9.763cm" svg:y1="8.493cm" svg:x2="9.128cm" svg:y2="3.286cm">
          <text:p/>
        </draw:line>
        <draw:line draw:style-name="gr4" draw:text-style-name="P4" draw:layer="layout" svg:x1="11.668cm" svg:y1="4.048cm" svg:x2="11.541cm" svg:y2="7.731cm">
          <text:p/>
        </draw:line>
        <draw:frame draw:style-name="gr5" draw:text-style-name="P1" draw:layer="layout" svg:width="2.667cm" svg:height="1.367cm" svg:x="9.89cm" svg:y="3.189cm">
          <draw:text-box>
            <text:p>fdm_in</text:p>
          </draw:text-box>
        </draw:frame>
        <draw:line draw:style-name="gr4" draw:text-style-name="P4" draw:layer="layout" svg:x1="13.065cm" svg:y1="7.731cm" svg:x2="14.716cm" svg:y2="4.429cm">
          <text:p/>
        </draw:line>
        <draw:frame draw:style-name="gr6" draw:text-style-name="P1" draw:layer="layout" svg:width="3.252cm" svg:height="2.025cm" svg:x="13.369cm" svg:y="3.159cm">
          <draw:text-box>
            <text:p>fdm_out</text:p>
          </draw:text-box>
        </draw:frame>
        <draw:line draw:style-name="gr4" draw:text-style-name="P4" draw:layer="layout" svg:x1="16.494cm" svg:y1="3.286cm" svg:x2="18.907cm" svg:y2="4.937cm">
          <text:p/>
        </draw:line>
        <draw:frame draw:style-name="gr7" draw:text-style-name="P1" draw:layer="layout" svg:width="3.252cm" svg:height="1.673cm" svg:x="17.147cm" svg:y="4.782cm">
          <draw:text-box>
            <text:p>stdout</text:p>
          </draw:text-box>
        </draw:frame>
        <draw:frame draw:style-name="gr7" draw:text-style-name="P1" draw:layer="layout" svg:width="3.252cm" svg:height="1.673cm" svg:x="6.892cm" svg:y="6.334cm">
          <draw:text-box>
            <text:p>pipe_left</text:p>
          </draw:text-box>
        </draw:frame>
        <draw:frame draw:style-name="gr8" draw:text-style-name="P1" draw:layer="layout" svg:width="5.03cm" svg:height="1.143cm" svg:x="14.639cm" svg:y="2.524cm">
          <draw:text-box>
            <text:p>master_std_out</text:p>
          </draw:text-box>
        </draw:frame>
        <draw:frame draw:style-name="gr7" draw:text-style-name="P1" draw:layer="layout" svg:width="5.03cm" svg:height="1.673cm" svg:x="5.953cm" svg:y="2.524cm">
          <draw:text-box>
            <text:p>master_std_in</text:p>
          </draw:text-box>
        </draw:frame>
        <draw:frame draw:style-name="gr9" draw:text-style-name="P1" draw:layer="layout" svg:width="2.667cm" svg:height="1.366cm" svg:x="10.271cm" svg:y="7.635cm">
          <draw:text-box>
            <text:p>fds_in</text:p>
          </draw:text-box>
        </draw:frame>
        <draw:frame draw:style-name="gr9" draw:text-style-name="P1" draw:layer="layout" svg:width="2.667cm" svg:height="1.366cm" svg:x="12.303cm" svg:y="7.604cm">
          <draw:text-box>
            <text:p>fds_out</text:p>
          </draw:text-box>
        </draw:frame>
      </draw:page>
      <draw:page draw:name="page3" draw:style-name="dp1" draw:master-page-name="Default">
        <draw:frame draw:style-name="gr2" draw:text-style-name="P1" draw:layer="layout" svg:width="9.271cm" svg:height="3.81cm" svg:x="8.112cm" svg:y="8.493cm">
          <draw:text-box>
            <text:p><text:s/>t.py <text:s text:c="10"/>| <text:s text:c="5"/>less <text:s text:c="3"/></text:p>
          </draw:text-box>
        </draw:frame>
        <draw:frame draw:style-name="gr3" draw:text-style-name="P3" draw:layer="layout" svg:width="13.716cm" svg:height="2.159cm" svg:x="2.27cm" svg:y="2.255cm">
          <draw:text-box>
            <text:p text:style-name="P2">mycap</text:p>
          </draw:text-box>
        </draw:frame>
        <draw:line draw:style-name="gr4" draw:text-style-name="P4" draw:layer="layout" svg:x1="2.27cm" svg:y1="5.953cm" svg:x2="5.528cm" svg:y2="3.286cm">
          <text:p/>
        </draw:line>
        <draw:line draw:style-name="gr4" draw:text-style-name="P4" draw:layer="layout" svg:x1="8.068cm" svg:y1="4.048cm" svg:x2="7.941cm" svg:y2="7.731cm">
          <text:p/>
        </draw:line>
        <draw:frame draw:style-name="gr5" draw:text-style-name="P1" draw:layer="layout" svg:width="2.667cm" svg:height="1.367cm" svg:x="6.29cm" svg:y="3.189cm">
          <draw:text-box>
            <text:p>fdm_in</text:p>
          </draw:text-box>
        </draw:frame>
        <draw:line draw:style-name="gr4" draw:text-style-name="P4" draw:layer="layout" svg:x1="9.465cm" svg:y1="7.731cm" svg:x2="11.116cm" svg:y2="4.429cm">
          <text:p/>
        </draw:line>
        <draw:frame draw:style-name="gr6" draw:text-style-name="P1" draw:layer="layout" svg:width="3.252cm" svg:height="2.025cm" svg:x="9.769cm" svg:y="3.159cm">
          <draw:text-box>
            <text:p>fdm_out</text:p>
          </draw:text-box>
        </draw:frame>
        <draw:line draw:style-name="gr4" draw:text-style-name="P4" draw:layer="layout" svg:x1="12.894cm" svg:y1="3.286cm" svg:x2="11.668cm" svg:y2="8.62cm">
          <text:p/>
        </draw:line>
        <draw:frame draw:style-name="gr7" draw:text-style-name="P1" draw:layer="layout" svg:width="3.252cm" svg:height="1.673cm" svg:x="1.047cm" svg:y="5.782cm">
          <draw:text-box>
            <text:p>stdin</text:p>
          </draw:text-box>
        </draw:frame>
        <draw:frame draw:style-name="gr8" draw:text-style-name="P1" draw:layer="layout" svg:width="5.03cm" svg:height="1.143cm" svg:x="11.039cm" svg:y="2.524cm">
          <draw:text-box>
            <text:p>master_std_out</text:p>
          </draw:text-box>
        </draw:frame>
        <draw:frame draw:style-name="gr7" draw:text-style-name="P1" draw:layer="layout" svg:width="5.03cm" svg:height="1.673cm" svg:x="2.353cm" svg:y="2.524cm">
          <draw:text-box>
            <text:p>master_std_in</text:p>
          </draw:text-box>
        </draw:frame>
        <draw:frame draw:style-name="gr9" draw:text-style-name="P1" draw:layer="layout" svg:width="2.667cm" svg:height="1.366cm" svg:x="6.671cm" svg:y="7.635cm">
          <draw:text-box>
            <text:p>fds_in</text:p>
          </draw:text-box>
        </draw:frame>
        <draw:frame draw:style-name="gr9" draw:text-style-name="P1" draw:layer="layout" svg:width="2.667cm" svg:height="1.366cm" svg:x="8.703cm" svg:y="7.604cm">
          <draw:text-box>
            <text:p>fds_out</text:p>
          </draw:text-box>
        </draw:frame>
        <draw:frame draw:style-name="gr7" draw:text-style-name="P1" draw:layer="layout" svg:width="3.547cm" svg:height="1.673cm" svg:x="11.804cm" svg:y="6.804cm">
          <draw:text-box>
            <text:p>pipe_right</text:p>
          </draw:text-box>
        </draw:frame>
      </draw:page>
      <draw:page draw:name="page4" draw:style-name="dp1" draw:master-page-name="Default">
        <draw:frame draw:style-name="gr2" draw:text-style-name="P6" draw:layer="layout" svg:width="15.357cm" svg:height="3.81cm" svg:x="2.534cm" svg:y="8.493cm">
          <draw:text-box>
            <text:p text:style-name="P5">echo hi <text:s text:c="5"/>| <text:s text:c="6"/><text:s text:c="3"/>t.py <text:s text:c="12"/>| <text:s text:c="2"/><text:s text:c="2"/>less</text:p>
          </draw:text-box>
        </draw:frame>
        <draw:frame draw:style-name="gr3" draw:text-style-name="P8" draw:layer="layout" svg:width="13.589cm" svg:height="2.159cm" svg:x="1.926cm" svg:y="2.255cm">
          <draw:text-box>
            <text:p text:style-name="P7">mycap</text:p>
          </draw:text-box>
        </draw:frame>
        <draw:line draw:style-name="gr4" draw:text-style-name="P4" draw:layer="layout" svg:x1="5.863cm" svg:y1="8.493cm" svg:x2="5.228cm" svg:y2="3.286cm">
          <text:p/>
        </draw:line>
        <draw:line draw:style-name="gr4" draw:text-style-name="P4" draw:layer="layout" svg:x1="7.768cm" svg:y1="4.048cm" svg:x2="7.641cm" svg:y2="7.731cm">
          <text:p/>
        </draw:line>
        <draw:frame draw:style-name="gr5" draw:text-style-name="P6" draw:layer="layout" svg:width="2.667cm" svg:height="1.367cm" svg:x="5.99cm" svg:y="3.189cm">
          <draw:text-box>
            <text:p text:style-name="P5">fdm_in</text:p>
          </draw:text-box>
        </draw:frame>
        <draw:line draw:style-name="gr4" draw:text-style-name="P4" draw:layer="layout" svg:x1="9.165cm" svg:y1="7.731cm" svg:x2="10.816cm" svg:y2="4.429cm">
          <text:p/>
        </draw:line>
        <draw:frame draw:style-name="gr6" draw:text-style-name="P6" draw:layer="layout" svg:width="3.252cm" svg:height="2.025cm" svg:x="9.469cm" svg:y="3.159cm">
          <draw:text-box>
            <text:p text:style-name="P5">fdm_out</text:p>
          </draw:text-box>
        </draw:frame>
        <draw:line draw:style-name="gr4" draw:text-style-name="P4" draw:layer="layout" svg:x1="12.594cm" svg:y1="3.286cm" svg:x2="11.287cm" svg:y2="8.62cm">
          <text:p/>
        </draw:line>
        <draw:frame draw:style-name="gr7" draw:text-style-name="P6" draw:layer="layout" svg:width="3.252cm" svg:height="1.673cm" svg:x="2.992cm" svg:y="6.334cm">
          <draw:text-box>
            <text:p text:style-name="P5">pipe_left</text:p>
          </draw:text-box>
        </draw:frame>
        <draw:frame draw:style-name="gr8" draw:text-style-name="P6" draw:layer="layout" svg:width="5.03cm" svg:height="1.143cm" svg:x="10.739cm" svg:y="2.524cm">
          <draw:text-box>
            <text:p text:style-name="P5">master_std_out</text:p>
          </draw:text-box>
        </draw:frame>
        <draw:frame draw:style-name="gr7" draw:text-style-name="P6" draw:layer="layout" svg:width="5.03cm" svg:height="1.673cm" svg:x="2.053cm" svg:y="2.524cm">
          <draw:text-box>
            <text:p text:style-name="P5">master_std_in</text:p>
          </draw:text-box>
        </draw:frame>
        <draw:frame draw:style-name="gr9" draw:text-style-name="P6" draw:layer="layout" svg:width="2.667cm" svg:height="1.366cm" svg:x="6.371cm" svg:y="7.635cm">
          <draw:text-box>
            <text:p text:style-name="P5">fds_in</text:p>
          </draw:text-box>
        </draw:frame>
        <draw:frame draw:style-name="gr9" draw:text-style-name="P6" draw:layer="layout" svg:width="2.667cm" svg:height="1.366cm" svg:x="8.403cm" svg:y="7.604cm">
          <draw:text-box>
            <text:p text:style-name="P5">fds_out</text:p>
          </draw:text-box>
        </draw:frame>
        <draw:frame draw:style-name="gr7" draw:text-style-name="P6" draw:layer="layout" svg:width="4.494cm" svg:height="1.673cm" svg:x="11.492cm" svg:y="6.635cm">
          <draw:text-box>
            <text:p text:style-name="P5">pipe_righ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3T13:12:01.878466818</meta:creation-date>
    <dc:date>2018-05-09T17:49:03.386757020</dc:date>
    <meta:editing-duration>P6DT3H55M59S</meta:editing-duration>
    <meta:editing-cycles>4</meta:editing-cycles>
    <meta:generator>LibreOffice/5.1.6.2$Linux_X86_64 LibreOffice_project/10m0$Build-2</meta:generator>
    <meta:document-statistic meta:object-count="43"/>
  </office:meta>
</office:document-meta>
</file>